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8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88</text:p>
      <text:p text:style-name="P2">Month<text:tab/><text:tab/><text:tab/><text:tab/><text:tab/><text:tab/></text:p>
      <text:p text:style-name="P2">Year<text:tab/><text:tab/><text:tab/><text:tab/><text:tab/><text:tab/>1888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H. Clay Trumbull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[Note: The number "80" is written in pencil and circled in the top right corner of the page.]</text:p>
      <text:p text:style-name="P7">On the two social meetings of Orientalists/</text:p>
      <text:p text:style-name="P7">in Philadelphia(/)88/</text:p>
      <text:p text:style-name="P7"/>
      <text:p text:style-name="P6">[Page 1]</text:p>
      <text:p text:style-name="P6">Brethren. <text:s/>I was surprised at having <text:span text:style-name="T2">recently</text:span><text:span text:style-name="T4"> lately received/ an invitation to attend two socia</text:span><text:span text:style-name="T2">b</text:span><text:span text:style-name="T4">l</text:span><text:span text:style-name="T2">e</text:span><text:span text:style-name="T4"> meetings of Orien-/-talists, at the respective residence of two noted Christian/ gentlemen of Philadelphia. <text:s/>My astonishment arose from/ the circumstance that, </text:span><text:span text:style-name="T2">with the exception</text:span><text:span text:style-name="T4"> aside of Hebrew and/ Aramaic--which I have tried to study with diligence--my knowledge of Eastern languages is a </text:span><text:span text:style-name="T5">tabula</text:span><text:span text:style-name="T6">/ </text:span><text:span text:style-name="T5">rasa</text:span><text:span text:style-name="T6">,--in plain English, a blank--and I confess that/ I felt inexpressibly relieved at not having been called/ </text:span><text:span text:style-name="T3">upon</text:span><text:span text:style-name="T6"> before an assemblage of the learned to offer my views/ on the cultivation of Syriac or Assyriology, or on the/ probable results to science from the Babylonian expedition/ under the auspices of the university of Pennsylvania./ <text:s/>However, from what I could gather, my presence at those/ meetings was due to my presidency of the Jewish Theolo-/-gical Seminary in New York, and in recognition of/ the respect paid to that institution, which lies so close to my/ heart, I deviated from a practice habitual with me./ <text:s/>In obedience to the maxim of the author of Proverbs, recom-/-mending thus: [Hebrew] "Stand not in the place of/ great men, for better it is that </text:span><text:span text:style-name="T3">[?]</text:span><text:span text:style-name="T6"> it be said unto thee 'come/ up hither' than those shouldst be put lower</text:span><text:span text:style-name="T3">ed</text:span><text:span text:style-name="T6"> in deference to that wholesome aphorism before the magnates whom thy eyes have seen." <text:s/>I have/</text:span></text:p>
      <text:p text:style-name="P6"><text:span text:style-name="T6"/></text:p>
      <text:p text:style-name="P6"><text:soft-page-break/><text:span text:style-name="T6">[Page 2]</text:span></text:p>
      <text:p text:style-name="P6"><text:span text:style-name="T6">ordinarily shrunk from seeking to mingle among/ persons highly famed for their </text:span><text:span text:style-name="T3">scholarly</text:span><text:span text:style-name="T6"> literary attainments./ <text:s/>Still, I had no cause to regret the exception I made,/ for through it I was inspired </text:span><text:span text:style-name="T3">by it through</text:span><text:span text:style-name="T6"> with greater constancy in the/ pursuit of the principles which I hold. <text:s/>The papers read at the/ first social meeting--varied as they were in character--bore/ nevertheless a strong resemblance to each other in one feature./ <text:s/>The writers agreed, that to understand the scriptures cor-/-rectly, the original must be studied; that they do not/ manifest a proper appreciation of it, who rest satis-/-fied with translations; that a mere rudimentary knowledge/ of the test is below the mark which a public expon-/-nent of the book wherein Hebrew prophecies were pre-/-served, should strive to reach. <text:s/>Upon hearing/ that from Christians, I wished that Jews, to whom/ Moses bequeathed the Torah as an inheritance had been/ there in </text:span><text:span text:style-name="T3">great</text:span><text:span text:style-name="T6"> large numbers, thoughtfully to listen. <text:s/>What/ a scathing rebuke the uniform remarks of Orientalists,/ might then have appeared to some Congregations and/ their ministers, who combine their forces to evict the/ Hebrew out of the dwelling, which is its own by right of/ a heavenly heritage--</text:span><text:span text:style-name="T3">from our God's</text:span><text:span text:style-name="T6"> out of the </text:span><text:span text:style-name="T3">consecrated</text:span><text:span text:style-name="T6"> dedicated sanctuary./</text:span></text:p>
      <text:p text:style-name="P6"><text:span text:style-name="T6"/></text:p>
      <text:p text:style-name="P6"><text:span text:style-name="T6">[Page 3]</text:span></text:p>
      <text:p text:style-name="P6"><text:span text:style-name="T6">Christians see in a wider culture of the Hebrew/ a power for good, even the arms to repel infidelity, Israel-/-ites can discover in it only a </text:span><text:span text:style-name="T3">regrettable</text:span><text:span text:style-name="T6"> cumbersome hindrance to/ the worship of Israel's God. <text:s/>[Hebrew]/ <text:s/>We reject our </text:span><text:span text:style-name="T3">own</text:span><text:span text:style-name="T6"> heirloom, cast it behind our back as if it were/ dregs, others to whom it does not legitimately belong, gather it up as a prize. <text:s/>A brother/ in faith of ours, not of a low scale of intelligence, nor/ unacquainted with the holy language, riding with me/ this week to a funeral, strongly advocated the abolition/ of Hebrew, 26 condemned its retention as tending to alie-/-nate the young from the synagogue. <text:s/>Forcibly I argued/ from an historical stand point to prove how the Hebrew tongue/ was Israel's appointed guardian</text:span><text:span text:style-name="T3">s</text:span><text:span text:style-name="T6">; how the changelings/ in their recklessness, apply the axe at the national tree/ and cut it down to the very root; how parental ne-/-glect of an essential teaching is opening a </text:span><text:span text:style-name="T3">chasm</text:span><text:span text:style-name="T6"> gulf/ threatening to separate a </text:span><text:span text:style-name="T3">so</text:span><text:span text:style-name="T6"> miscalled "Ameircan Ju-/-daism" from that far-extending Judaism which has most indubitably</text:span><text:span text:style-name="T3">,</text:span><text:span text:style-name="T6">/ </text:span><text:span text:style-name="T3">outlived</text:span><text:span text:style-name="T6"> for a Divine purpose, </text:span><text:span text:style-name="T3">has outlived</text:span><text:span text:style-name="T6"> outlived long ages of/ persecution. <text:s/>And as the person with whom I was/ reasoning, had evinced heretofore an interest in educational/</text:span></text:p>
      <text:p text:style-name="P6"><text:span text:style-name="T6"/></text:p>
      <text:p text:style-name="P6"><text:span text:style-name="T6">[Page 4]</text:span></text:p>
      <text:p text:style-name="P6"><text:span text:style-name="T6">schemes, I showed that to one Hebrew school set up/ by the Church, scores ought to arise to maintain the/ venerableness of the Synagogue, </text:span><text:span text:style-name="T3">and the</text:span><text:span text:style-name="T6"> the imposingness of/ its services and our solidarity. <text:s/></text:span><text:span text:style-name="T3">Here</text:span><text:span text:style-name="T6"> <text:s/>And I improved the occasion by pleading before my interlocutor for the urgent want of a building to/ enlarge the aim and scope of institutions of sacred learn-/-ing &amp; social advancement in a locality where those children of foreign birth grow numerous,/ by whom the knowledge of Hebrew may be promoted and/ perpetuated. <text:s/>I am not positive </text:span><text:span text:style-name="T3">as to</text:span><text:span text:style-name="T6"> about the effect of/ my speaking, but I drew the confession that jud-/-ging of the needs of Judaism from the anciently accept-/-ed standard, I was correct in my conservative views. <text:s/>To this admission/ of a fellow-Israelite, I rejoice to be able to add the/ tacit, yet significant approval of a Christian gentleman/ I will explain: The second social gathering of the Orientalists in our/ city, was very agreeable to me, because of </text:span><text:span text:style-name="T3">the</text:span><text:span text:style-name="T6"> a total/ absence of formality. <text:s/>I talked familiarly with/ eminent scholars and derived satisfaction. <text:s/>The host, the Reverend/ H. Clay Trumbull, editor of the </text:span><text:span text:style-name="T5">Sunday School Times</text:span><text:span text:style-name="T6">,/ had studied in advance the tastes of his guests, and had resolved/ to gratify them fully. <text:s/>Accordingly, they were mentally/ transferred to an Eastern atmosphere, all the surrounding ob-/-jects, the parlor's ornamentations, the nationalities/ </text:span></text:p>
      <text:p text:style-name="P6"><text:span text:style-name="T6"/></text:p>
      <text:p text:style-name="P6"><text:span text:style-name="T6">[Page 5]</text:span></text:p>
      <text:p text:style-name="P6"><text:span text:style-name="T6">represented in a striking garb, the Arabic songs,/ the Syrian playing, the sherbet, the fragrant hand wash-/ing, the moca coffee, the Hebrew, Chaldaic, and/ Armenian manuscripts, all savored strongly of </text:span><text:soft-page-break/><text:span text:style-name="T6">the lands of the Orient through/ which the fathers of </text:span><text:span text:style-name="T3">the</text:span><text:span text:style-name="T6"> our race journeyed. <text:s/>Adjoining to/ the room of the unceremonious meeting, a collation had/ been prepared. <text:s/>A young friend present, called me aside/ and whispered: "The meats were purposely ordered of a Jewish/ caterer, to enable observant Israelites to partake thereof."/ <text:s/>I did not choose to avail myself of that invitation, any/ more than of the other on the previous evening, but </text:span><text:span text:style-name="T3">I</text:span><text:span text:style-name="T6"> [?]/ I help admiring the refinement, the delicacy of a de-/-meanour which unobtrusively tells the consistent Jew "stand/ by your colours; you are respected for it."? <text:s/>What a re-/-flection on the conduct of many of our brethren; how sadly/ their actions contrast with that of one not born in the/ </text:span><text:span text:style-name="T3">Law</text:span><text:span text:style-name="T6"> Torah; one not bound by its </text:span><text:span text:style-name="T3">tenets</text:span><text:span text:style-name="T6"> behests! <text:s/>Some Israelites caring/ nothing for the feelings of ministers, whom they invite/ to hallow their marriages "according to the law of Moses/ and Israel," or to hail with Hebrew hymns the admission of a/ male child into the Abrahamic covenant, </text:span><text:span text:style-name="T3">place</text:span><text:span text:style-name="T6"> load the table before the/ officiating Rabbi with prohibited food; they even fancy to/</text:span></text:p>
      <text:p text:style-name="P6"><text:span text:style-name="T6"/></text:p>
      <text:p text:style-name="P6"><text:span text:style-name="T6">[Page 6]</text:span></text:p>
      <text:p text:style-name="P6"><text:span text:style-name="T6">do him honor, if they ask that he will taste a fruit, or sip a/ drink, while his coreligionists are </text:span><text:span text:style-name="T3">eating &amp; [?]</text:span><text:span text:style-name="T6"> swallowing to their fill/ things declared in the Levitical code abominations./ <text:s/>Shame on such; a general defection has blurred their/ moral vision; it has blunted in them every sense of/ propriety. <text:s/>I know that if the attempt were made/ in this country, which is now tried again in Switzerland,/ I mean to enact a statute forbidding our people to/ follow the </text:span><text:span text:style-name="T3">traditional rules</text:span><text:span text:style-name="T6"> oral injunctions in preparing animals whose/ flesh we eat, the intolerance would be cried down as/ a deliberate </text:span><text:span text:style-name="T3">affront</text:span><text:span text:style-name="T6"> insult to our belief. <text:s/>Yet persons profes-/-sing that belief do not hesitate offending one of/ its representatives by an invitation to an unJewish/ repast. <text:s/>Such individuals ought to sit at the feet/ of the Rev. H. Clay Trumbull, and learn human respect;/ if they do not regard Divine ordinances. <text:s/>He certainly/ could have been excused from heeding the scruples of/ two or three of his guests, not pertaining to his creed,/ </text:span><text:span text:style-name="T3">and have</text:span><text:span text:style-name="T6"> none could have blamed him for having felt satisfied that he had provided enough/ which they could freely enjoy, but a sentiment/ which I term genuine gentlemanliness, impelled him/</text:span></text:p>
      <text:p text:style-name="P6"><text:span text:style-name="T6"/></text:p>
      <text:p text:style-name="P6"><text:span text:style-name="T6">[Page 7]</text:span></text:p>
      <text:p text:style-name="P6"><text:span text:style-name="T6">to go beyond social requirements and manifest his/ veneration for religious consistency. <text:s/>How different </text:span><text:span text:style-name="T3">are</text:span><text:span text:style-name="T6"> with Israel of America! <text:s/>It </text:span><text:span text:style-name="T3">would</text:span><text:span text:style-name="T6">/ seems preposterous, nevertheless it is so in our days,/ among our people. <text:s/>Obedience to the Law, is expected/ to </text:span><text:span text:style-name="T3">offer an</text:span><text:span text:style-name="T6"> bow low and make apolog</text:span><text:span text:style-name="T3">ies</text:span><text:span text:style-name="T6">y. <text:s/>There was a time when its/ opposite would hide itself, to avoid detection; now/ a public display </text:span><text:span text:style-name="T3">is made</text:span><text:span text:style-name="T6"> of contempt for the/ precepts is offered to view, and the conscientious must beg pardon/ for being conscientious. <text:s/>Well: I will not point/ out whence the aggravation--if not the origin--of the evil emanates; </text:span><text:span text:style-name="T3">why</text:span><text:span text:style-name="T6">/ </text:span><text:span text:style-name="T3">so</text:span><text:span text:style-name="T6"> whence so much arrogance receives encouragement. <text:s/>I/ will not try to prove tat a desertion of their post by/ the custodians of the traditions has emboldened the/ wavarers[sic!], I will not do so, lest I be condemned as a/ gratuitous mentor lest I also hear the Dathans and Abrians/ who, according to the Rabbinical legend, asked </text:span><text:span text:style-name="T3">of</text:span><text:span text:style-name="T6"> the Arch-/-prophet [Hebrew] "Who has made thee a chief/ and a Judge over us?", but disclaiming any wish this morning to/ chide and censure, I must appeal to the sense of/ right and my </text:span><text:span text:style-name="T3">brethren</text:span><text:span text:style-name="T6"> hearers, and let </text:span><text:span text:style-name="T3">them</text:span><text:span text:style-name="T6"> it decide whether/ propriety does not dictate that where Jewish/ rites are performed, </text:span><text:span text:style-name="T3">un</text:span><text:span text:style-name="T6">jewish practices should not be violated./</text:span></text:p>
      <text:p text:style-name="P6"><text:span text:style-name="T6"/></text:p>
      <text:p text:style-name="P6"><text:span text:style-name="T6">[Page 8]</text:span></text:p>
      <text:p text:style-name="P6"><text:span text:style-name="T6">As to myself, rather than an affront, I will/ consider my exclusion from doubtful banquets,/ a personal favor./ (Here follows an address to a Bar Mitzvah who was a Levite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13T13:21:46.33</meta:creation-date>
    <meta:document-statistic meta:table-count="0" meta:image-count="0" meta:object-count="0" meta:page-count="4" meta:paragraph-count="80" meta:word-count="1743" meta:character-count="10794"/>
    <dc:date>2012-08-13T15:23:51.06</dc:date>
    <dc:creator>Penn Libraries</dc:creator>
    <meta:editing-duration>PT00H15M02S</meta:editing-duration>
    <meta:editing-cycles>1</meta:editing-cycles>
    <meta:generator>OpenOffice.org/3.2$Win32 OpenOffice.org_project/320m12$Build-9483</meta:generator>
  </office:meta>
</office:document-meta>
</file>